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70C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 style:use-optimal-column-width="true"/>
    </style:style>
    <style:style style:name="co2" style:family="table-column">
      <style:table-column-properties fo:break-before="auto" style:column-width="5.97958333333333cm" style:use-optimal-column-width="true"/>
    </style:style>
    <style:style style:name="co3" style:family="table-column">
      <style:table-column-properties fo:break-before="auto" style:column-width="1.32291666666667cm" style:use-optimal-column-width="true"/>
    </style:style>
    <style:style style:name="co4" style:family="table-column">
      <style:table-column-properties fo:break-before="auto" style:column-width="4.57729166666667cm" style:use-optimal-column-width="true"/>
    </style:style>
    <style:style style:name="co5" style:family="table-column">
      <style:table-column-properties fo:break-before="auto" style:column-width="7.80520833333333cm"/>
    </style:style>
    <style:style style:name="co6" style:family="table-column">
      <style:table-column-properties fo:break-before="auto" style:column-width="8.36083333333333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310.5pt" style:use-optimal-row-height="true" fo:break-before="auto"/>
    </style:style>
    <style:style style:name="ro3" style:family="table-row">
      <style:table-row-properties style:row-height="5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0.5pt" style:use-optimal-row-height="true" fo:break-before="auto"/>
    </style:style>
    <style:style style:name="ro7" style:family="table-row">
      <style:table-row-properties style:row-height="9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6376" table:default-cell-style-name="ce4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lient-&gt;server</text:p>
          </table:table-cell>
          <table:table-cell office:value-type="string" table:style-name="ce2">
            <text:p>response</text:p>
          </table:table-cell>
          <table:table-cell office:value-type="string" table:style-name="ce3">
            <text:p>remark</text:p>
          </table:table-cell>
          <table:table-cell office:value-type="string" table:style-name="ce3">
            <text:p>remark2</text:p>
          </table:table-cell>
          <table:table-cell office:value-type="string" table:style-name="ce3">
            <text:p>remark3</text:p>
          </table:table-cell>
          <table:table-cell table:number-columns-repeated="16376" table:style-name="ce2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/login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</table:table-cell>
          <table:table-cell office:value-type="string" table:style-name="ce5">
            <text:p>success: boolean</text:p>
            <text:p><text:span text:style-name="T3">userData</text:span>: userDataType</text:p>
          </table:table-cell>
          <table:table-cell office:value-type="string" table:style-name="ce6">
            <text:p>用户登陆时上传用户名和密码，如果认证成功则将success设为True.<text:s/></text:p>
            <text:p>userDataType是用户的个人信息数据，名字、运动量、发电量等数据，我们到时候商量需要哪些字段。</text:p>
          </table:table-cell>
          <table:table-cell office:value-type="string" table:style-name="ce5">
            <text:p><text:span text:style-name="T2">userDataType</text:span><text:s/>字段 {</text:p>
            <text:p><text:s text:c="2"/>name: string,</text:p>
            <text:p><text:s text:c="2"/><text:span text:style-name="T3">summary</text:span>: {</text:p>
            <text:p><text:s text:c="4"/><text:span text:style-name="T3">duration</text:span>: int,</text:p>
            <text:p><text:s text:c="4"/>energy: float,</text:p>
            <text:p><text:s text:c="4"/>globalRank: int</text:p>
            <text:p><text:s text:c="2"/>},</text:p>
            <text:p><text:s text:c="2"/>last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this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average: {</text:p>
            <text:p><text:s text:c="4"/>duration: int,</text:p>
            <text:p><text:s text:c="4"/>energy: float,</text:p>
            <text:p><text:s text:c="4"/>globalRank: int</text:p>
            <text:p><text:s text:c="2"/>}</text:p>
            <text:p>}</text:p>
          </table:table-cell>
          <table:table-cell office:value-type="string" table:style-name="ce6">
            <text:p>summary总体情况。</text:p>
            <text:p>lastMonthSummary上月情况。</text:p>
            <text:p>Average平均每次锻炼情况。</text:p>
            <text:p/>
            <text:p>Duration锻炼时间，单位分钟。</text:p>
            <text:p>Energy产生能量，单位kJ。</text:p>
            <text:p>globalRank全球排名，按照energy大大小来排。</text:p>
          </table:table-cell>
          <table:table-cell table:number-columns-repeated="16376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/signup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  <text:p>username: string</text:p>
          </table:table-cell>
          <table:table-cell office:value-type="string" table:style-name="ce5">
            <text:p>success: boolean</text:p>
            <text:p>reason: int</text:p>
          </table:table-cell>
          <table:table-cell office:value-type="string" table:style-name="ce6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/checkUserid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7">
            <text:p>exist: boolean</text:p>
          </table:table-cell>
          <table:table-cell office:value-type="string" table:style-name="ce6">
            <text:p>检查用户名是否已被注册，未注册exist返回False，否则返回True。</text:p>
          </table:table-cell>
          <table:table-cell table:number-columns-repeated="2" table:style-name="ce6"/>
          <table:table-cell table:number-columns-repeated="16376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4">
            <text:p>/uploadExRecord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esrid: string</text:p>
            <text:p>exData: exDataType</text:p>
          </table:table-cell>
          <table:table-cell office:value-type="string" table:style-name="ce5">
            <text:p>success: boolean</text:p>
          </table:table-cell>
          <table:table-cell office:value-type="string" table:style-name="ce6">
            <text:p>上传本次锻炼记录，用户id为userid，本次锻炼信息存在exData中，其具体包含哪些字段还没有完全确定，目前包含[开始时间],[结束时间],[总发电量]。需要考虑以后会扩展相关内容。</text:p>
            <text:p/>
            <text:p>需要新建一个健身器材表(*equipmentid, type, name, ...)</text:p>
          </table:table-cell>
          <table:table-cell office:value-type="string" table:style-name="ce5">
            <text:p><text:span text:style-name="T2">exDataType</text:span><text:s/>字段 {</text:p>
            <text:p><text:s text:c="2"/>startTime: Date,</text:p>
            <text:p><text:s text:c="2"/>endTime: Date,</text:p>
            <text:p><text:s text:c="2"/>energy: float,</text:p>
            <text:p><text:s text:c="2"/>peakPower: float,</text:p>
            <text:p><text:s text:c="2"/>efficiency: float,</text:p>
            <text:p><text:s text:c="2"/>peakCurrent: float,</text:p>
            <text:p><text:s text:c="2"/>peakVoltage: float,</text:p>
            <text:p><text:s text:c="2"/>equipmentid: string</text:p>
            <text:p>}</text:p>
          </table:table-cell>
          <table:table-cell office:value-type="string" table:style-name="ce6">
            <text:p>energy为实际产生的有效能量，已经去掉损耗部分。</text:p>
          </table:table-cell>
          <table:table-cell table:number-columns-repeated="16376"/>
        </table:table-row>
        <table:table-row table:style-name="ro6">
          <table:table-cell office:value-type="float" office:value="5" table:style-name="ce4">
            <text:p>5</text:p>
          </table:table-cell>
          <table:table-cell office:value-type="string" table:style-name="ce4">
            <text:p>/userExHistory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recordFrom: int</text:p>
            <text:p>recordTo: int</text:p>
          </table:table-cell>
          <table:table-cell office:value-type="string" table:style-name="ce7">
            <text:p>histories: exDataType[]</text:p>
          </table:table-cell>
          <table:table-cell office:value-type="string" table:style-name="ce6">
            <text:p>获取从第recordFrom条记录到第recordTo条记录，只将满足条件的返回，如请求10~15条但用户只有1~12条则返回10~12条记录即可。</text:p>
          </table:table-cell>
          <table:table-cell table:number-columns-repeated="2" table:style-name="ce6"/>
          <table:table-cell table:number-columns-repeated="16376"/>
        </table:table-row>
        <table:table-row table:style-name="ro7">
          <table:table-cell office:value-type="float" office:value="6" table:style-name="ce4">
            <text:p>6</text:p>
          </table:table-cell>
          <table:table-cell office:value-type="string" table:style-name="ce4">
            <text:p>/getUserLast10History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5">
            <text:p>lastIndex: int</text:p>
            <text:p>histories: exDataType[]</text:p>
          </table:table-cell>
          <table:table-cell office:value-type="string" table:style-name="ce6">
            <text:p>获取用户锻炼最后10条记录，不足10则有多少返回多少，按照最近在前到以前在后的顺序排序。</text:p>
            <text:p>lastIndex是最后一条记录的序号，第一条记录从1开始计数。如果没有记录，lastIndex返回0.</text:p>
            <text:p>Histories是返回的最近记录条数。</text:p>
          </table:table-cell>
          <table:table-cell table:number-columns-repeated="2" table:style-name="ce6"/>
          <table:table-cell table:number-columns-repeated="16376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4">
            <text:p>/getExEquipmentData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equipmentid: string</text:p>
          </table:table-cell>
          <table:table-cell office:value-type="string" table:style-name="ce5">
            <text:p>success: boolean</text:p>
            <text:p>exEquipmentData: exEquipmentDataType</text:p>
          </table:table-cell>
          <table:table-cell office:value-type="string" table:style-name="ce6">
            <text:p>获取对应id号的健身器材信息，如果该健身器材不存在，则success返回false，exEquipmentData返回对应健身器材信息。</text:p>
          </table:table-cell>
          <table:table-cell office:value-type="string" table:style-name="ce5">
            <text:p><text:span text:style-name="T2">exEquipmentDataType</text:span><text:s/>字段 {</text:p>
            <text:p><text:s text:c="2"/>type: string,</text:p>
            <text:p><text:s text:c="2"/>name: string</text:p>
            <text:p>}</text:p>
          </table:table-cell>
          <table:table-cell table:style-name="ce6"/>
          <table:table-cell table:number-columns-repeated="16376"/>
        </table:table-row>
        <table:table-row table:style-name="ro3">
          <table:table-cell office:value-type="float" office:value="9" table:style-name="ce4">
            <text:p>9</text:p>
          </table:table-cell>
          <table:table-cell office:value-type="string" table:style-name="ce4">
            <text:p>/getUserWeekHistory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dateFrom: yyyy-mm-dd</text:p>
            <text:p>dateTo: yyyy-mm-dd</text:p>
          </table:table-cell>
          <table:table-cell office:value-type="string" table:style-name="ce7">
            <text:p>histories: exSummaryType[]</text:p>
          </table:table-cell>
          <table:table-cell table:style-name="ce6"/>
          <table:table-cell office:value-type="string" table:style-name="ce5">
            <text:p><text:span text:style-name="T2">exSummaryType</text:span><text:s/>字段 {</text:p>
            <text:p><text:s text:c="2"/>duration: int,</text:p>
            <text:p><text:s text:c="2"/>energy: float</text:p>
            <text:p>}</text:p>
          </table:table-cell>
          <table:table-cell table:style-name="ce6"/>
          <table:table-cell table:number-columns-repeated="16376"/>
        </table:table-row>
        <table:table-row table:style-name="ro6">
          <table:table-cell table:style-name="ce4"/>
          <table:table-cell office:value-type="string" table:style-name="ce4">
            <text:p>/getUserMonthHistory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dateFrom: yyyy-mm-dd</text:p>
            <text:p>dateTo: yyyy-mm-dd</text:p>
          </table:table-cell>
          <table:table-cell office:value-type="string" table:style-name="ce7">
            <text:p>histories: exSummaryType[]</text:p>
          </table:table-cell>
          <table:table-cell table:number-columns-repeated="3" table:style-name="ce6"/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olli</meta:initial-creator>
    <dc:creator>adolli</dc:creator>
    <meta:creation-date>2014-11-19T11:37:55Z</meta:creation-date>
    <dc:date>2014-12-18T12:15:01Z</dc:date>
  </office:meta>
</office:document-meta>
</file>